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0e7b" officeooo:paragraph-rsid="00020e7b"/>
    </style:style>
    <style:style style:name="P2" style:family="paragraph" style:parent-style-name="Standard" style:list-style-name="L1">
      <style:text-properties officeooo:rsid="00020e7b" officeooo:paragraph-rsid="00020e7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DAD EJERCICIO</text:p>
      <text:p text:style-name="P1"/>
      <text:list xml:id="list2506858773" text:style-name="L1">
        <text:list-item>
          <text:p text:style-name="P2">Como poner la lista en dos columna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2T18:28:59.924000000</meta:creation-date>
    <dc:date>2022-10-02T18:30:26.833000000</dc:date>
    <meta:editing-duration>PT1M28S</meta:editing-duration>
    <meta:editing-cycles>1</meta:editing-cycles>
    <meta:document-statistic meta:table-count="0" meta:image-count="0" meta:object-count="0" meta:page-count="1" meta:paragraph-count="2" meta:word-count="10" meta:character-count="51" meta:non-whitespace-character-count="44"/>
    <meta:generator>LibreOffice/7.3.5.2$Windows_X86_64 LibreOffice_project/184fe81b8c8c30d8b5082578aee2fed2ea847c01</meta:generator>
  </office:meta>
</office:document-meta>
</file>